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38A100006D080000543AEE752559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dc23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name="Picture 3" draw:style-name="gr1" draw:text-style-name="P1" draw:layer="layout" svg:width="24.587cm" svg:height="18.999cm" svg:x="1.4cm" svg:y="3.338cm">
          <draw:image xlink:href="Pictures/200038A100006D080000543AEE752559.wmf" xlink:type="simple" xlink:show="embed" xlink:actuate="onLoad">
            <text:p/>
          </draw:image>
        </draw:frame>
        <draw:custom-shape draw:style-name="gr2" draw:text-style-name="P2" draw:layer="layout" svg:width="1.6cm" svg:height="14.4cm" svg:x="2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6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2cm" svg:height="1.6cm" svg:x="4.6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87cm" svg:height="2.2cm" svg:x="25.4cm" svg:y="5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6cm" svg:y1="7.4cm" svg:x2="4.6cm" svg:y2="9.6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ah Carl</meta:initial-creator>
    <meta:creation-date>2014-08-20T15:20:46.312131713</meta:creation-date>
    <dc:date>2014-08-20T15:29:24.965699097</dc:date>
    <dc:creator>Sarah Carl</dc:creator>
    <meta:editing-duration>P0D</meta:editing-duration>
    <meta:editing-cycles>1</meta:editing-cycles>
    <meta:document-statistic meta:object-count="29"/>
    <meta:generator>LibreOffice/4.1.3.2$Linux_X86_64 LibreOffice_project/410m0$Build-2</meta:generator>
  </office:meta>
</office:document-meta>
</file>